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381cm" fo:margin-right="0cm" fo:text-align="start" style:justify-single-word="false" fo:text-indent="0cm" style:auto-text-indent="false"/>
    </style:style>
    <style:style style:name="P2" style:family="paragraph" style:parent-style-name="Standard">
      <style:paragraph-properties fo:margin-left="2.381cm" fo:margin-right="0cm" fo:text-align="start" style:justify-single-word="false" fo:text-indent="0cm" style:auto-text-indent="false"/>
      <style:text-properties style:font-name="FreeSans"/>
    </style:style>
    <style:style style:name="P3" style:family="paragraph" style:parent-style-name="Standard">
      <style:paragraph-properties fo:margin-left="2.381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
      <style:text-properties fo:font-weight="normal" style:font-weight-asian="normal" style:font-weight-complex="normal"/>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paragraph-properties fo:text-align="start" style:justify-single-word="false"/>
    </style:style>
    <style:style style:name="P9" style:family="paragraph" style:parent-style-name="Heading_20_1">
      <style:text-properties fo:font-weight="normal" style:font-weight-asian="normal" style:font-weight-complex="normal"/>
    </style:style>
    <style:style style:name="P10" style:family="paragraph" style:parent-style-name="Heading_20_1">
      <style:paragraph-properties fo:text-align="start" style:justify-single-word="false"/>
    </style:style>
    <style:style style:name="P11" style:family="paragraph" style:parent-style-name="Heading_20_4">
      <style:text-properties fo:font-style="italic" fo:font-weight="bold" style:font-style-asian="italic" style:font-weight-asian="bold" style:font-style-complex="italic" style:font-weight-complex="bold"/>
    </style:style>
    <style:style style:name="P12" style:family="paragraph" style:parent-style-name="Footnote">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Setting up a cloud data processing facility</text:p>
      <text:p text:style-name="P3"/>
      <text:p text:style-name="P1"><text:line-break/></text:p>
      <text:p text:style-name="P2"/>
      <text:p text:style-name="P2">Frederik Orellana<text:note text:id="ftn0" text:note-class="footnote"><text:note-citation>1</text:note-citation><text:note-body><text:p text:style-name="Footnote">Niels Bohr Institute, University of <text:s/>Copenhagen</text:p></text:note-body></text:note>,...</text:p>
      <text:p text:style-name="P2">October 20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 text:outline-level="1"><text:soft-page-break/>Introduction</text:h>
      <text:p text:style-name="P4">The work described in the present document was motivated by a desire to streamline and simplify the steps a researcher has to go through in order to use a distributed infrastructure to process or simulate large amounts of data. Specifically, the aim is to prepare for analyzing the data that will now very soon arrive from the Large Hadron Collider at CERN.</text:p>
      <text:p text:style-name="Text_20_body"><text:span text:style-name="T2">The main idea is to strictly support the way most researchers do their computational work: 1) log in to a work station and compile, debug and test a given application, 2) run this same application multiple times</text:span><text:span text:style-name="T2"><text:note text:id="ftn1" text:note-class="footnote"><text:note-citation>2</text:note-citation><text:note-body><text:p text:style-name="Footnote">referred to as running jobs.</text:p></text:note-body></text:note></text:span><text:span text:style-name="T2">, either with different parameters or with different input files. Typically 2 is done via some sort of batch or queuing system.</text:span></text:p>
      <text:p text:style-name="Text_20_body"><text:span text:style-name="T2">The crucial point here is that in order to painlessly go from step 1 to step 2, exactly the same environment (operating system, installed software and libraries) should be present both on the workstation where the development and initial testing was done </text:span><text:span text:style-name="T6">and</text:span><text:span text:style-name="T2"> on the machine where the jobs are later placed by the mentioned batch or queuing system.</text:span></text:p>
      <text:p text:style-name="P4">The way we have chosen to address this is via virtualization and a catalog of disk images. With disk images, we here refer to disk images suitable for booting a virtual machine. To manage jobs and interact with this catalog, we have developed a prototype GUI, coined GridPilot.</text:p>
      <text:p text:style-name="P4">More detailed, the envisioned working procedure of a researcher on our facility is then:</text:p>
      <text:list xml:id="list1265758763" text:style-name="L1">
        <text:list-item>
          <text:p text:style-name="P5">Select, boot up and log in to a virtual machine – this is a one-step procedure, initiated by simply logging in via SSH to the front-end machine, where-after the researcher is prompted to choose a virtual machine.</text:p>
        </text:list-item>
        <text:list-item>
          <text:p text:style-name="P5">Compile, debug, test.</text:p>
        </text:list-item>
        <text:list-item>
          <text:p text:style-name="P5">If necessary, save the current state of the virtual machine as a new image and add it to the catalog.<text:note text:id="ftn3" text:note-class="footnote"><text:note-citation>3</text:note-citation><text:note-body><text:p text:style-name="Footnote">This is not yet implemented.</text:p></text:note-body></text:note></text:p>
        </text:list-item>
        <text:list-item>
          <text:p text:style-name="P7"><text:span text:style-name="T2">Prepare and run multiple jobs, each </text:span>requiring<text:span text:style-name="T2"> to run in the same kind of virtual machine. This is done via the GUI.</text:span></text:p>
        </text:list-item>
      </text:list>
      <text:h text:style-name="P9" text:outline-level="1">Log-in</text:h>
      <text:p text:style-name="Text_20_body"><text:span text:style-name="T2">The front-end machine of the facility support log-in via standard SSH. On log-in, the front-end uses the WAYF and Confusa web services to verify the user's user name and password by redirecting him to his home institution for log-in. After that, the same web services are used for generating short lived X.509 credentials that then reside on the front-end. After log-in on the front-end is completed</text:span><text:span text:style-name="T2">, the user is prompted if he wants to be logged in on any virtual machines he may have running or if he wants to choose and boot up a fresh virtual machine.</text:span></text:p>
      <text:h text:style-name="Heading_20_1" text:outline-level="1"><text:span text:style-name="T2">Virtualization, disk images and software provisioning</text:span></text:h>
      <text:p text:style-name="Text_20_body"><text:span text:style-name="T2">The shell script that is run when a user logs in on the front-end machine uses the OpenNebula CLI for finding out which machines the user already may have running, getting a list of available images and booting up a virtual machine using one of these images.</text:span></text:p>
      <text:p text:style-name="Text_20_body"><text:span text:style-name="T2">Some of the images in question are provided by the CernVM project. These images include the cvmfs/fuse kernel module, which is used for providing software. For more detail on this, see </text:span><text:span text:style-name="T2"><text:reference-ref text:reference-format="text" text:ref-name="CERNVM">CERNVM</text:reference-ref></text:span><text:span text:style-name="T2">. </text:span><text:soft-page-break/><text:span text:style-name="T2">Others simply have software pre-installed. All images are raw disk images and are used for booting up virtual machines via the Xen hypervisor.</text:span></text:p>
      <text:h text:style-name="P9" text:outline-level="1">Network storage</text:h>
      <text:p text:style-name="P4">To allow mounting network storage inside the virtual machine on behalf of the user, the virtual machine must have the davfs2/fuse kernel module installed and loaded and the user must be member of a certain so-called virtual organization (see <text:reference-ref text:reference-format="text" text:ref-name="GRIDDK">GRIDDK</text:reference-ref>). All images in our catalog and all of our users satisfy these requirements.</text:p>
      <text:p text:style-name="P4">The storage is provided over HTTPS from the dCache installations operated by the NDGF.</text:p>
      <text:p text:style-name="Text_20_body"><text:span text:style-name="T2">[TODO: NDGF, please fill in.]</text:span></text:p>
      <text:h text:style-name="P9" text:outline-level="1">Job and file management</text:h>
      <text:h text:style-name="P9" text:outline-level="1">Use cases</text:h>
      <text:h text:style-name="P11" text:outline-level="4">ATLAS data processing</text:h>
      <text:h text:style-name="P11" text:outline-level="4">Statistical epistasis analysis</text:h>
      <text:h text:style-name="P11" text:outline-level="4">Variance at risk simulation</text:h>
      <text:h text:style-name="P9" text:outline-level="1">Outlook</text:h>
      <text:p text:style-name="Standard">--- add VM functionality to grid middleware</text:p>
      <text:h text:style-name="P10" text:outline-level="1">Bibliography</text:h>
      <text:p text:style-name="P6"><text:reference-mark-start text:name="GRIDDK"/>GRIDDK<text:reference-mark-end text:name="GRIDDK"/>, F. Orellana, J. Berthold, J. Bardino and B. Sedoc, “grid.dk – a compute infrastructure for Danish academia”, <text:span text:style-name="T5">in preparation</text:span></text:p>
      <text:p text:style-name="P8"><text:reference-mark-start text:name="CERNVM"/>CERNVM<text:reference-mark-end text:name="CERNVM"/>, P. Buncic, C. Aguado Sanchez, J. Bloomer, L. Franco, S. Klemer and P. Mato, “CernVM - a virtual appliance for LHC applications“, PoS(ACAT08)012, <text:a xlink:type="simple" xlink:href="http://pos.sissa.it/cgi-bin/reader/conf.cgi?confid=70">http://pos.sissa.it/cgi-bin/reader/conf.cgi?confid=70</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23T21:28:22.04</meta:creation-date>
    <dc:date>2009-10-22T18:03:47</dc:date>
    <meta:editing-duration>PT05H04M34S</meta:editing-duration>
    <meta:editing-cycles>95</meta:editing-cycles>
    <meta:generator>OpenOffice.org/3.1$Linux OpenOffice.org_project/310m19$Build-9420</meta:generator>
    <dc:creator>Frederik Orellana</dc:creator>
    <meta:printed-by>Frederik Orellana</meta:printed-by>
    <meta:print-date>2009-10-22T16:03:15</meta:print-date>
    <meta:document-statistic meta:table-count="0" meta:image-count="0" meta:object-count="0" meta:page-count="3" meta:paragraph-count="36" meta:word-count="713" meta:character-count="4230"/>
    <meta:user-defined meta:name="Info 1"/>
    <meta:user-defined meta:name="Info 2"/>
    <meta:user-defined meta:name="Info 3"/>
    <meta:user-defined meta:name="Info 4"/>
  </office:meta>
</office:document-meta>
</file>